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99cc" draw:textarea-horizontal-align="justify" draw:textarea-vertical-align="middle" draw:auto-grow-height="false" fo:min-height="2.29cm" fo:min-width="4.199cm"/>
    </style:style>
    <style:style style:name="gr2" style:family="graphic" style:parent-style-name="standard">
      <style:graphic-properties draw:textarea-horizontal-align="justify" draw:textarea-vertical-align="middle" draw:auto-grow-height="false" fo:min-height="4.576cm" fo:min-width="2.548cm"/>
    </style:style>
    <style:style style:name="gr3" style:family="graphic" style:parent-style-name="standard">
      <style:graphic-properties draw:opacity="100%" draw:opacity-name="Transparency_20_171" draw:textarea-horizontal-align="justify" draw:textarea-vertical-align="middle" draw:auto-grow-height="false" fo:min-height="9.402cm" fo:min-width="8.898cm"/>
    </style:style>
    <style:style style:name="gr4" style:family="graphic" style:parent-style-name="standard">
      <style:graphic-properties draw:stroke="none" svg:stroke-color="#000000" draw:fill="solid" draw:fill-color="#00ccff" fo:min-height="2.29cm"/>
    </style:style>
    <style:style style:name="gr5" style:family="graphic" style:parent-style-name="standard">
      <style:graphic-properties svg:stroke-color="#0066cc" draw:fill-color="#6699cc" draw:textarea-horizontal-align="justify" draw:textarea-vertical-align="middle" draw:auto-grow-height="false" fo:min-height="2.29cm" fo:min-width="4.199cm"/>
    </style:style>
    <style:style style:name="gr6" style:family="graphic" style:parent-style-name="standard">
      <style:graphic-properties draw:fill-color="#6666ff" draw:textarea-horizontal-align="justify" draw:textarea-vertical-align="middle" draw:auto-grow-height="false" fo:min-height="9.402cm" fo:min-width="0.643cm"/>
    </style:style>
    <style:style style:name="gr7" style:family="graphic" style:parent-style-name="standard">
      <style:graphic-properties draw:fill-color="#cc66ff" draw:textarea-horizontal-align="justify" draw:textarea-vertical-align="middle" draw:auto-grow-height="false" fo:min-height="9.402cm" fo:min-width="0.643cm"/>
    </style:style>
    <style:style style:name="gr8" style:family="graphic" style:parent-style-name="standard">
      <style:graphic-properties draw:fill-color="#ffffff" draw:opacity="100%" draw:textarea-horizontal-align="justify" draw:textarea-vertical-align="middle" draw:auto-grow-height="false" fo:min-height="2.878cm" fo:min-width="4.2cm"/>
    </style:style>
    <style:style style:name="gr9" style:family="graphic" style:parent-style-name="standard">
      <style:graphic-properties draw:opacity="100%" draw:opacity-name="Transparency_20_41" draw:textarea-horizontal-align="justify" draw:textarea-vertical-align="middle" draw:auto-grow-height="false" fo:min-height="2.878cm" fo:min-width="4.2cm"/>
    </style:style>
    <style:style style:name="gr10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1" style:family="graphic" style:parent-style-name="standard">
      <style:graphic-properties draw:fill-color="#6666ff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2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7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57cm"/>
    </style:style>
    <style:style style:name="gr19" style:family="graphic" style:parent-style-name="standard">
      <style:graphic-properties draw:fill-color="#6699cc" draw:textarea-horizontal-align="justify" draw:textarea-vertical-align="middle" draw:auto-grow-height="false" fo:min-height="0.945cm" fo:min-width="1.711cm"/>
    </style:style>
    <style:style style:name="gr20" style:family="graphic" style:parent-style-name="standard">
      <style:graphic-properties draw:textarea-horizontal-align="justify" draw:textarea-vertical-align="middle" draw:auto-grow-height="false" fo:min-height="2.02cm" fo:min-width="0.934cm"/>
    </style:style>
    <style:style style:name="gr21" style:family="graphic" style:parent-style-name="standard">
      <style:graphic-properties draw:opacity="100%" draw:opacity-name="Transparency_20_171" draw:textarea-horizontal-align="justify" draw:textarea-vertical-align="middle" draw:auto-grow-height="false" fo:min-height="4.291cm" fo:min-width="3.921cm"/>
    </style:style>
    <style:style style:name="gr22" style:family="graphic" style:parent-style-name="standard">
      <style:graphic-properties draw:stroke="none" svg:stroke-color="#000000" draw:fill="solid" draw:fill-color="#00ccff" fo:min-height="0.945cm"/>
    </style:style>
    <style:style style:name="gr23" style:family="graphic" style:parent-style-name="standard">
      <style:graphic-properties svg:stroke-color="#0066cc" draw:fill-color="#6699cc" draw:textarea-horizontal-align="justify" draw:textarea-vertical-align="middle" draw:auto-grow-height="false" fo:min-height="0.945cm" fo:min-width="1.711cm"/>
    </style:style>
    <style:style style:name="gr24" style:family="graphic" style:parent-style-name="standard">
      <style:graphic-properties draw:textarea-horizontal-align="justify" draw:textarea-vertical-align="middle" draw:auto-grow-height="false" fo:min-height="2.021cm" fo:min-width="0.934cm"/>
    </style:style>
    <style:style style:name="gr25" style:family="graphic" style:parent-style-name="standard">
      <style:graphic-properties draw:fill-color="#6666ff" draw:textarea-horizontal-align="justify" draw:textarea-vertical-align="middle" draw:auto-grow-height="false" fo:min-height="4.291cm" fo:min-width="0.038cm"/>
    </style:style>
    <style:style style:name="gr26" style:family="graphic" style:parent-style-name="standard">
      <style:graphic-properties draw:fill-color="#cc66ff" draw:textarea-horizontal-align="justify" draw:textarea-vertical-align="middle" draw:auto-grow-height="false" fo:min-height="4.291cm" fo:min-width="0.038cm"/>
    </style:style>
    <style:style style:name="gr27" style:family="graphic" style:parent-style-name="standard">
      <style:graphic-properties draw:fill-color="#ffffff" draw:opacity="100%" draw:textarea-horizontal-align="justify" draw:textarea-vertical-align="middle" draw:auto-grow-height="false" fo:min-height="1.222cm" fo:min-width="1.711cm"/>
    </style:style>
    <style:style style:name="gr28" style:family="graphic" style:parent-style-name="standard">
      <style:graphic-properties draw:opacity="100%" draw:opacity-name="Transparency_20_41" draw:textarea-horizontal-align="justify" draw:textarea-vertical-align="middle" draw:auto-grow-height="false" fo:min-height="1.222cm" fo:min-width="1.711cm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fill-color="#6666ff" draw:textarea-horizontal-align="justify" draw:textarea-vertical-align="middle" draw:auto-grow-height="false" fo:min-height="4.291cm" fo:min-width="0.037cm"/>
    </style:style>
    <style:style style:name="gr31" style:family="graphic" style:parent-style-name="standard">
      <style:graphic-properties draw:fill-color="#cc66ff" draw:textarea-vertical-align="middle"/>
    </style:style>
    <style:style style:name="gr3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2.02cm" fo:min-width="0.934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6699cc" draw:marker-start-width="0.252cm" draw:marker-end-width="0.252cm" draw:fill="none" draw:fill-color="#6699cc" draw:textarea-horizontal-align="justify" draw:textarea-vertical-align="middle" draw:auto-grow-height="false" fo:min-height="0.945cm" fo:min-width="1.711cm" fo:padding-top="0.142cm" fo:padding-bottom="0.142cm" fo:padding-left="0.267cm" fo:padding-right="0.267cm"/>
    </style:style>
    <style:style style:name="gr34" style:family="graphic" style:parent-style-name="standard">
      <style:graphic-properties draw:opacity="100%" draw:opacity-name="Transparency_20_175" draw:textarea-horizontal-align="justify" draw:textarea-vertical-align="middle" draw:auto-grow-height="false" fo:min-height="0.639cm" fo:min-width="6.358cm"/>
    </style:style>
    <style:style style:name="gr35" style:family="graphic" style:parent-style-name="standard">
      <style:graphic-properties draw:fill-color="#6666ff" draw:textarea-horizontal-align="justify" draw:textarea-vertical-align="middle" draw:auto-grow-height="false" fo:min-height="0.608cm" fo:min-width="0.037cm"/>
    </style:style>
    <style:style style:name="gr36" style:family="graphic" style:parent-style-name="standard">
      <style:graphic-properties svg:stroke-color="#0066cc" draw:fill-color="#6699cc" draw:textarea-horizontal-align="justify" draw:textarea-vertical-align="middle" draw:auto-grow-height="false" fo:min-height="0.945cm" fo:min-width="1.786cm"/>
    </style:style>
    <style:style style:name="gr37" style:family="graphic" style:parent-style-name="standard">
      <style:graphic-properties svg:stroke-color="#0066cc" draw:fill-color="#6699cc" draw:textarea-horizontal-align="justify" draw:textarea-vertical-align="middle" draw:auto-grow-height="false" fo:min-height="0.945cm" fo:min-width="1.659cm"/>
    </style:style>
    <style:style style:name="gr38" style:family="graphic" style:parent-style-name="standard">
      <style:graphic-properties draw:opacity="100%" draw:opacity-name="Transparency_20_175" draw:textarea-horizontal-align="justify" draw:textarea-vertical-align="middle" draw:auto-grow-height="false" fo:min-height="0.893cm" fo:min-width="4.199cm"/>
    </style:style>
    <style:style style:name="gr39" style:family="graphic" style:parent-style-name="standard">
      <style:graphic-properties draw:fill-color="#6666ff" draw:textarea-horizontal-align="justify" draw:textarea-vertical-align="middle" draw:auto-grow-height="false" fo:min-height="0.893cm" fo:min-width="0.037cm"/>
    </style:style>
    <style:style style:name="gr40" style:family="graphic" style:parent-style-name="standard">
      <style:graphic-properties draw:textarea-horizontal-align="justify" draw:textarea-vertical-align="middle" draw:auto-grow-height="false" fo:min-height="0.893cm" fo:min-width="0.389cm"/>
    </style:style>
    <style:style style:name="gr41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893cm" fo:min-width="0.389cm" fo:padding-top="0.142cm" fo:padding-bottom="0.142cm" fo:padding-left="0.267cm" fo:padding-right="0.267cm"/>
    </style:style>
    <style:style style:name="gr42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859cm" fo:min-width="0.355cm" fo:padding-top="0.142cm" fo:padding-bottom="0.142cm" fo:padding-left="0.267cm" fo:padding-right="0.26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893cm" fo:min-width="0.516cm"/>
    </style:style>
    <style:style style:name="gr45" style:family="graphic" style:parent-style-name="standard">
      <style:graphic-properties draw:textarea-horizontal-align="justify" draw:textarea-vertical-align="middle" draw:auto-grow-height="false" fo:min-height="0.893cm" fo:min-width="0.516cm"/>
    </style:style>
    <style:style style:name="gr46" style:family="graphic" style:parent-style-name="standard">
      <style:graphic-properties draw:textarea-horizontal-align="justify" draw:textarea-vertical-align="middle" draw:auto-grow-height="false" fo:min-height="1.148cm" fo:min-width="0cm"/>
    </style:style>
    <style:style style:name="gr47" style:family="graphic" style:parent-style-name="standard">
      <style:graphic-properties draw:textarea-horizontal-align="justify" draw:textarea-vertical-align="middle" draw:auto-grow-height="false" fo:min-height="1.146cm" fo:min-width="0cm"/>
    </style:style>
    <style:style style:name="gr48" style:family="graphic" style:parent-style-name="standard">
      <style:graphic-properties draw:textarea-horizontal-align="justify" draw:textarea-vertical-align="middle" draw:auto-grow-height="false" fo:min-height="1.147cm" fo:min-width="0cm"/>
    </style:style>
    <style:style style:name="gr49" style:family="graphic" style:parent-style-name="standard">
      <style:graphic-properties draw:textarea-horizontal-align="justify" draw:textarea-vertical-align="middle" draw:auto-grow-height="false" fo:min-height="1.149cm" fo:min-width="0cm"/>
    </style:style>
    <style:style style:name="gr50" style:family="graphic" style:parent-style-name="standard">
      <style:graphic-properties draw:textarea-horizontal-align="justify" draw:textarea-vertical-align="middle" draw:auto-grow-height="false" fo:min-height="0.587cm" fo:min-width="0.337cm"/>
    </style:style>
    <style:style style:name="gr51" style:family="graphic" style:parent-style-name="standard">
      <style:graphic-properties svg:stroke-width="0.035cm" svg:stroke-color="#6699cc" draw:marker-start-width="0.252cm" draw:marker-end-width="0.252cm" draw:fill="none" draw:fill-color="#6699cc" draw:textarea-horizontal-align="justify" draw:textarea-vertical-align="middle" draw:auto-grow-height="false" fo:min-height="0.911cm" fo:min-width="1.677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986cm" fo:min-width="0.9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1.986cm" fo:min-width="0.9cm" fo:padding-top="0.142cm" fo:padding-bottom="0.142cm" fo:padding-left="0.267cm" fo:padding-right="0.26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55" style:family="graphic" style:parent-style-name="standard">
      <style:graphic-properties draw:textarea-horizontal-align="justify" draw:textarea-vertical-align="middle" draw:auto-grow-height="false" fo:min-height="1.401cm" fo:min-width="0cm"/>
    </style:style>
    <style:style style:name="gr56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P1" style:family="paragraph">
      <style:paragraph-properties fo:text-align="center"/>
    </style:style>
    <style:style style:name="P2" style:family="paragraph">
      <loext:graphic-properties draw:fill-color="#6699cc"/>
      <style:paragraph-properties fo:text-align="center"/>
    </style:style>
    <style:style style:name="P3" style:family="paragraph">
      <loext:graphic-properties draw:opacity="100%" draw:opacity-name="Transparency_20_171"/>
      <style:paragraph-properties fo:text-align="center"/>
    </style:style>
    <style:style style:name="P4" style:family="paragraph">
      <loext:graphic-properties draw:fill="solid" draw:fill-color="#00ccff"/>
      <style:text-properties fo:font-size="54pt" style:font-size-asian="54pt" style:font-size-complex="54pt"/>
    </style:style>
    <style:style style:name="P5" style:family="paragraph">
      <loext:graphic-properties draw:fill-color="#6666ff"/>
      <style:paragraph-properties fo:text-align="center"/>
    </style:style>
    <style:style style:name="P6" style:family="paragraph">
      <loext:graphic-properties draw:fill-color="#cc66ff"/>
      <style:paragraph-properties fo:text-align="center"/>
    </style:style>
    <style:style style:name="P7" style:family="paragraph">
      <loext:graphic-properties draw:fill-color="#ffffff" draw:opacity="100%"/>
      <style:paragraph-properties fo:text-align="center"/>
    </style:style>
    <style:style style:name="P8" style:family="paragraph">
      <loext:graphic-properties draw:opacity="100%" draw:opacity-name="Transparency_20_41"/>
      <style:paragraph-properties fo:text-align="center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00ccff"/>
      <style:text-properties fo:font-size="20pt" style:font-size-asian="20pt" style:font-size-complex="20pt"/>
    </style:style>
    <style:style style:name="P12" style:family="paragraph">
      <loext:graphic-properties draw:fill="none" draw:fill-color="#6699cc"/>
      <style:paragraph-properties fo:text-align="center"/>
    </style:style>
    <style:style style:name="P13" style:family="paragraph">
      <loext:graphic-properties draw:opacity="100%" draw:opacity-name="Transparency_20_175"/>
      <style:paragraph-properties fo:text-align="center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style:paragraph-properties fo:text-align="center"/>
      <style:text-properties fo:font-size="16pt" style:font-size-asian="16pt" style:font-size-complex="16pt"/>
    </style:style>
    <style:style style:name="P21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99cm" svg:height="2.54cm" svg:x="4.806cm" svg:y="3.698cm">
          <text:p text:style-name="P1">clos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4.826cm" svg:x="1.758cm" svg:y="6.238cm">
          <text:p text:style-name="P1">rais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398cm" svg:height="9.652cm" svg:x="4.806cm" svg:y="6.23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" draw:text-style-name="P4" draw:layer="layout" svg:width="3.048cm" svg:height="2.54cm" svg:x="1.758cm" svg:y="3.698cm">
          <draw:text-box>
            <text:p><text:span text:style-name="T1">R1</text:span></text:p>
          </draw:text-box>
        </draw:frame>
        <draw:custom-shape draw:style-name="gr5" draw:text-style-name="P2" draw:layer="layout" svg:width="4.699cm" svg:height="2.54cm" svg:x="9.53cm" svg:y="3.698cm">
          <text:p text:style-name="P1">op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048cm" svg:height="4.826cm" svg:x="1.758cm" svg:y="11.064cm">
          <text:p text:style-name="P1">lowe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143cm" svg:height="9.652cm" svg:x="4.806cm" svg:y="6.2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143cm" svg:height="9.652cm" svg:x="13.061cm" svg:y="6.2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143cm" svg:height="9.652cm" draw:transform="rotate (0.000174532925199433) translate (10.394cm 6.23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9.398cm" svg:height="9.652cm" svg:x="4.807cm" svg:y="6.23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8" draw:layer="layout" svg:width="9.398cm" svg:height="9.652cm" svg:x="4.806cm" svg:y="6.23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" draw:layer="layout" svg:width="0.889cm" svg:height="0.762cm" draw:transform="rotate (1.5707963267949) translate (10.521cm 9.159cm)">
          <text:p/>
          <draw:enhanced-geometry svg:viewBox="0 0 21600 21600" draw:glue-points="?f0 0 ?f1 10800 0 21600 10800 21600 21600 21600 ?f7 10800" draw:text-areas="?f1 10800 ?f2 18000 ?f3 7200 ?f4 21600" draw:type="isosceles-triangle" draw:modifiers="10241.79775280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1" draw:text-style-name="P5" draw:layer="layout" svg:width="4.698cm" svg:height="1.142cm" svg:x="4.806cm" svg:y="9.921cm" svg:viewBox="0 0 4699 1143" draw:points="0,0 3556,0 4699,1143 0,1143">
          <text:p/>
        </draw:polygon>
        <draw:frame draw:style-name="gr12" draw:text-style-name="P9" draw:layer="layout" svg:width="4.481cm" svg:height="0.962cm" svg:x="5.187cm" svg:y="12.008cm">
          <draw:text-box>
            <text:p><text:span text:style-name="T2">target position</text:span></text:p>
          </draw:text-box>
        </draw:frame>
        <draw:line draw:style-name="gr13" draw:text-style-name="P10" draw:layer="layout" svg:x1="5.822cm" svg:y1="11.827cm" svg:x2="6.355cm" svg:y2="10.684cm">
          <text:p/>
        </draw:line>
        <draw:line draw:style-name="gr13" draw:text-style-name="P10" draw:layer="layout" svg:x1="5.822cm" svg:y1="11.827cm" svg:x2="5.593cm" svg:y2="6.62cm">
          <text:p/>
        </draw:line>
        <draw:line draw:style-name="gr13" draw:text-style-name="P10" draw:layer="layout" svg:x1="9.632cm" svg:y1="12.462cm" svg:x2="13.594cm" svg:y2="12.462cm">
          <text:p/>
        </draw:line>
        <draw:frame draw:style-name="gr14" draw:text-style-name="P9" draw:layer="layout" svg:width="4.445cm" svg:height="3.095cm" svg:x="15.093cm" svg:y="5.858cm">
          <draw:text-box>
            <text:p><text:span text:style-name="T2">sliding action marker with</text:span></text:p>
            <text:p><text:span text:style-name="T2">direction indicator</text:span></text:p>
          </draw:text-box>
        </draw:frame>
        <draw:line draw:style-name="gr13" draw:text-style-name="P10" draw:layer="layout" svg:x1="15.093cm" svg:y1="7.255cm" svg:x2="11.156cm" svg:y2="7.763cm">
          <text:p/>
        </draw:line>
        <draw:frame draw:style-name="gr15" draw:text-style-name="P9" draw:layer="layout" svg:width="4.939cm" svg:height="1.673cm" svg:x="8.362cm" svg:y="1.54cm">
          <draw:text-box>
            <text:p><text:span text:style-name="T2">convenient set</text:span></text:p>
            <text:p><text:span text:style-name="T2">position buttons</text:span></text:p>
          </draw:text-box>
        </draw:frame>
        <draw:line draw:style-name="gr13" draw:text-style-name="P10" draw:layer="layout" svg:x1="8.235cm" svg:y1="2.81cm" svg:x2="3.561cm" svg:y2="7.763cm">
          <text:p/>
        </draw:line>
        <draw:line draw:style-name="gr13" draw:text-style-name="P10" draw:layer="layout" svg:x1="9.378cm" svg:y1="3.064cm" svg:x2="3.561cm" svg:y2="11.954cm">
          <text:p/>
        </draw:line>
        <draw:line draw:style-name="gr13" draw:text-style-name="P10" draw:layer="layout" svg:x1="10.648cm" svg:y1="3.064cm" svg:x2="9.022cm" svg:y2="4.842cm">
          <text:p/>
        </draw:line>
        <draw:line draw:style-name="gr13" draw:text-style-name="P10" draw:layer="layout" svg:x1="10.648cm" svg:y1="3.064cm" svg:x2="11.562cm" svg:y2="4.461cm">
          <text:p/>
        </draw:line>
        <draw:frame draw:style-name="gr16" draw:text-style-name="P9" draw:layer="layout" svg:width="4.122cm" svg:height="1.673cm" svg:x="15.035cm" svg:y="13.859cm">
          <draw:text-box>
            <text:p><text:span text:style-name="T2">slider tringle</text:span></text:p>
            <text:p><text:span text:style-name="T2">window blind</text:span></text:p>
          </draw:text-box>
        </draw:frame>
        <draw:frame draw:style-name="gr17" draw:text-style-name="P9" draw:layer="layout" svg:width="4.371cm" svg:height="1.673cm" svg:x="1.963cm" svg:y="1.254cm">
          <draw:text-box>
            <text:p><text:span text:style-name="T2">window name</text:span></text:p>
            <text:p><text:span text:style-name="T2">and selector</text:span></text:p>
          </draw:text-box>
        </draw:frame>
        <draw:line draw:style-name="gr13" draw:text-style-name="P10" draw:layer="layout" svg:x1="3.917cm" svg:y1="2.937cm" svg:x2="3.434cm" svg:y2="4.207cm">
          <text:p/>
        </draw:line>
        <draw:line draw:style-name="gr13" draw:text-style-name="P10" draw:layer="layout" svg:x1="14.966cm" svg:y1="14.748cm" svg:x2="9.124cm" svg:y2="14.113cm">
          <text:p/>
        </draw:line>
        <draw:frame draw:style-name="gr18" draw:text-style-name="P9" draw:layer="layout" svg:width="4.757cm" svg:height="1.673cm" svg:x="14.654cm" svg:y="10.938cm">
          <draw:text-box>
            <text:p><text:span text:style-name="T2">slider tringle</text:span></text:p>
            <text:p><text:span text:style-name="T2">window opener</text:span></text:p>
          </draw:text-box>
        </draw:frame>
        <draw:line draw:style-name="gr13" draw:text-style-name="P10" draw:layer="layout" svg:x1="15.093cm" svg:y1="10.684cm" svg:x2="12.299cm" svg:y2="10.176cm">
          <text:p/>
        </draw:line>
      </draw:page>
      <draw:page draw:name="page2" draw:style-name="dp1" draw:master-page-name="Default">
        <draw:custom-shape draw:style-name="gr19" draw:text-style-name="P2" draw:layer="layout" svg:width="2.211cm" svg:height="1.195cm" svg:x="3.45cm" svg:y="3.159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434cm" svg:height="2.27cm" svg:x="2.016cm" svg:y="4.354cm">
          <text:p text:style-name="P1"><text:span text:style-name="T3">rais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4.421cm" svg:height="4.541cm" svg:x="3.445cm" svg:y="4.34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1" draw:layer="layout" svg:width="1.434cm" svg:height="1.195cm" svg:x="2.016cm" svg:y="3.159cm">
          <draw:text-box>
            <text:p><text:span text:style-name="T4">R1</text:span></text:p>
          </draw:text-box>
        </draw:frame>
        <draw:custom-shape draw:style-name="gr23" draw:text-style-name="P2" draw:layer="layout" svg:width="2.211cm" svg:height="1.195cm" svg:x="5.672cm" svg:y="3.159cm">
          <text:p text:style-name="P1"><text:span text:style-name="T3">open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34cm" svg:height="2.271cm" svg:x="2.016cm" svg:y="6.624cm">
          <text:p text:style-name="P1"><text:span text:style-name="T3">lower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538cm" svg:height="4.541cm" svg:x="3.45cm" svg:y="4.35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538cm" svg:height="4.541cm" draw:transform="rotate (0.000174532925199433) translate (6.079cm 4.354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422cm" svg:height="4.541cm" svg:x="3.45cm" svg:y="4.35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8" draw:layer="layout" svg:width="4.421cm" svg:height="4.541cm" svg:x="3.45cm" svg:y="4.35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" draw:layer="layout" svg:width="0.418cm" svg:height="0.358cm" draw:transform="rotate (1.5707963267949) translate (6.139cm 5.728cm)">
          <text:p/>
          <draw:enhanced-geometry svg:viewBox="0 0 21600 21600" draw:glue-points="?f0 0 ?f1 10800 0 21600 10800 21600 21600 21600 ?f7 10800" draw:text-areas="?f1 10800 ?f2 18000 ?f3 7200 ?f4 21600" draw:type="isosceles-triangle" draw:modifiers="10241.79775280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1" draw:text-style-name="P5" draw:layer="layout" svg:width="2.21cm" svg:height="0.537cm" svg:x="3.45cm" svg:y="6.086cm" svg:viewBox="0 0 2211 538" draw:points="0,0 1673,0 2211,538 0,538">
          <text:p/>
        </draw:polygon>
        <draw:custom-shape draw:style-name="gr20" draw:text-style-name="P1" draw:layer="layout" svg:width="1.434cm" svg:height="2.27cm" svg:x="8.341cm" svg:y="4.354cm">
          <text:p text:style-name="P1"><text:span text:style-name="T3">rais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4.421cm" svg:height="4.541cm" svg:x="9.77cm" svg:y="4.34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1" draw:layer="layout" svg:width="1.434cm" svg:height="1.195cm" svg:x="8.341cm" svg:y="3.159cm">
          <draw:text-box>
            <text:p><text:span text:style-name="T4">R2</text:span></text:p>
          </draw:text-box>
        </draw:frame>
        <draw:custom-shape draw:style-name="gr23" draw:text-style-name="P2" draw:layer="layout" svg:width="2.211cm" svg:height="1.195cm" svg:x="11.997cm" svg:y="3.159cm">
          <text:p text:style-name="P1"><text:span text:style-name="T3">open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34cm" svg:height="2.271cm" svg:x="8.341cm" svg:y="6.624cm">
          <text:p text:style-name="P1"><text:span text:style-name="T3">lower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538cm" svg:height="4.541cm" svg:x="9.775cm" svg:y="4.35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538cm" svg:height="4.541cm" draw:transform="rotate (0.000174532925199433) translate (10.779cm 4.333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422cm" svg:height="4.541cm" svg:x="9.775cm" svg:y="4.35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8" draw:layer="layout" svg:width="4.421cm" svg:height="4.541cm" svg:x="9.775cm" svg:y="4.35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" draw:layer="layout" svg:width="0.418cm" svg:height="0.358cm" draw:transform="rotate (1.5707963267949) translate (10.827cm 5.215cm)">
          <text:p/>
          <draw:enhanced-geometry svg:viewBox="0 0 21600 21600" draw:glue-points="?f0 0 ?f1 10800 0 21600 10800 21600 21600 21600 ?f7 10800" draw:text-areas="?f1 10800 ?f2 18000 ?f3 7200 ?f4 21600" draw:type="isosceles-triangle" draw:modifiers="10241.79775280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1" draw:text-style-name="P5" draw:layer="layout" svg:width="2.21cm" svg:height="0.537cm" svg:x="9.775cm" svg:y="6.086cm" svg:viewBox="0 0 2211 538" draw:points="0,0 1673,0 2211,538 0,538">
          <text:p/>
        </draw:polygon>
        <draw:custom-shape draw:style-name="gr19" draw:text-style-name="P2" draw:layer="layout" svg:width="2.211cm" svg:height="1.195cm" svg:x="3.45cm" svg:y="9.248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434cm" svg:height="2.27cm" svg:x="2.016cm" svg:y="10.443cm">
          <text:p text:style-name="P1"><text:span text:style-name="T3">rais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4.421cm" svg:height="4.541cm" svg:x="3.445cm" svg:y="10.43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1" draw:layer="layout" svg:width="1.434cm" svg:height="1.195cm" svg:x="2.016cm" svg:y="9.248cm">
          <draw:text-box>
            <text:p><text:span text:style-name="T4">L1</text:span></text:p>
          </draw:text-box>
        </draw:frame>
        <draw:custom-shape draw:style-name="gr23" draw:text-style-name="P2" draw:layer="layout" svg:width="2.211cm" svg:height="1.195cm" svg:x="5.672cm" svg:y="9.248cm">
          <text:p text:style-name="P1"><text:span text:style-name="T3">open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34cm" svg:height="2.271cm" svg:x="2.016cm" svg:y="12.713cm">
          <text:p text:style-name="P1"><text:span text:style-name="T3">lower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537cm" svg:height="4.541cm" svg:x="7.334cm" svg:y="10.4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422cm" svg:height="4.541cm" svg:x="3.45cm" svg:y="10.4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8" draw:layer="layout" svg:width="4.421cm" svg:height="4.541cm" svg:x="3.45cm" svg:y="10.4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olygon draw:style-name="gr11" draw:text-style-name="P5" draw:layer="layout" svg:width="2.21cm" svg:height="0.537cm" svg:x="3.45cm" svg:y="12.175cm" svg:viewBox="0 0 2211 538" draw:points="0,0 1673,0 2211,538 0,538">
          <text:p/>
        </draw:polygon>
        <draw:custom-shape draw:style-name="gr19" draw:text-style-name="P2" draw:layer="layout" svg:width="2.211cm" svg:height="1.195cm" svg:x="9.775cm" svg:y="9.248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434cm" svg:height="2.27cm" svg:x="8.341cm" svg:y="10.443cm">
          <text:p text:style-name="P1"><text:span text:style-name="T3">rais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4.421cm" svg:height="4.541cm" svg:x="9.77cm" svg:y="10.43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1" draw:layer="layout" svg:width="1.434cm" svg:height="1.195cm" svg:x="8.341cm" svg:y="9.248cm">
          <draw:text-box>
            <text:p><text:span text:style-name="T4">L2</text:span></text:p>
          </draw:text-box>
        </draw:frame>
        <draw:custom-shape draw:style-name="gr23" draw:text-style-name="P2" draw:layer="layout" svg:width="2.211cm" svg:height="1.195cm" svg:x="11.997cm" svg:y="9.248cm">
          <text:p text:style-name="P1"><text:span text:style-name="T3">open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34cm" svg:height="2.271cm" svg:x="8.341cm" svg:y="12.713cm">
          <text:p text:style-name="P1"><text:span text:style-name="T3">lower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537cm" svg:height="4.541cm" svg:x="11.16cm" svg:y="10.42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422cm" svg:height="4.541cm" svg:x="9.775cm" svg:y="10.4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8" draw:layer="layout" svg:width="4.421cm" svg:height="4.541cm" svg:x="9.775cm" svg:y="10.4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" draw:layer="layout" svg:width="2.211cm" svg:height="1.195cm" svg:x="16.023cm" svg:y="3.159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434cm" svg:height="2.27cm" svg:x="14.589cm" svg:y="4.354cm">
          <text:p text:style-name="P1"><text:span text:style-name="T3">rais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4.421cm" svg:height="4.541cm" svg:x="16.018cm" svg:y="4.34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1" draw:layer="layout" svg:width="1.434cm" svg:height="1.195cm" svg:x="14.589cm" svg:y="3.159cm">
          <draw:text-box>
            <text:p><text:span text:style-name="T4">R3</text:span></text:p>
          </draw:text-box>
        </draw:frame>
        <draw:custom-shape draw:style-name="gr23" draw:text-style-name="P2" draw:layer="layout" svg:width="2.211cm" svg:height="1.195cm" svg:x="18.245cm" svg:y="3.159cm">
          <text:p text:style-name="P1"><text:span text:style-name="T3">open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34cm" svg:height="2.271cm" svg:x="14.589cm" svg:y="6.624cm">
          <text:p text:style-name="P1"><text:span text:style-name="T3">lower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538cm" svg:height="4.541cm" svg:x="16.023cm" svg:y="4.35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538cm" svg:height="4.541cm" draw:transform="rotate (0.000174532925199433) translate (18.652cm 4.354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422cm" svg:height="4.541cm" svg:x="16.023cm" svg:y="4.35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8" draw:layer="layout" svg:width="4.421cm" svg:height="4.541cm" svg:x="16.023cm" svg:y="4.35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" draw:layer="layout" svg:width="0.418cm" svg:height="0.358cm" draw:transform="rotate (1.5707963267949) translate (18.712cm 5.728cm)">
          <text:p/>
          <draw:enhanced-geometry svg:viewBox="0 0 21600 21600" draw:glue-points="?f0 0 ?f1 10800 0 21600 10800 21600 21600 21600 ?f7 10800" draw:text-areas="?f1 10800 ?f2 18000 ?f3 7200 ?f4 21600" draw:type="isosceles-triangle" draw:modifiers="10241.79775280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1" draw:text-style-name="P5" draw:layer="layout" svg:width="2.21cm" svg:height="0.537cm" svg:x="16.023cm" svg:y="6.086cm" svg:viewBox="0 0 2211 538" draw:points="0,0 1673,0 2211,538 0,538">
          <text:p/>
        </draw:polygon>
        <draw:custom-shape draw:style-name="gr21" draw:text-style-name="P3" draw:layer="layout" svg:width="4.421cm" svg:height="4.541cm" svg:x="16.005cm" svg:y="10.424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" draw:layer="layout" svg:width="1.434cm" svg:height="2.271cm" svg:x="14.589cm" svg:y="12.713cm">
          <text:p text:style-name="P1"><text:span text:style-name="T3">lower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537cm" svg:height="4.541cm" svg:x="17.256cm" svg:y="10.39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422cm" svg:height="4.541cm" svg:x="16.023cm" svg:y="10.4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8" draw:layer="layout" svg:width="4.421cm" svg:height="4.541cm" svg:x="16.023cm" svg:y="10.4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olygon draw:style-name="gr31" draw:text-style-name="P6" draw:layer="layout" svg:width="2.21cm" svg:height="0.537cm" svg:x="16.023cm" svg:y="12.175cm" svg:viewBox="0 0 2211 538" draw:points="0,0 1673,0 2211,538 0,538">
          <text:p/>
        </draw:polygon>
        <draw:custom-shape draw:style-name="gr23" draw:text-style-name="P2" draw:layer="layout" svg:width="2.211cm" svg:height="1.195cm" svg:x="18.245cm" svg:y="9.248cm">
          <text:p text:style-name="P1"><text:span text:style-name="T3">open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.211cm" svg:height="1.195cm" svg:x="16.023cm" svg:y="9.248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18cm" svg:height="0.358cm" svg:x="16.614cm" svg:y="12.296cm">
          <text:p/>
          <draw:enhanced-geometry svg:viewBox="0 0 21600 21600" draw:glue-points="?f0 0 ?f1 10800 0 21600 10800 21600 21600 21600 ?f7 10800" draw:text-areas="?f1 10800 ?f2 18000 ?f3 7200 ?f4 21600" draw:type="isosceles-triangle" draw:modifiers="10241.79775280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1" draw:text-style-name="P5" draw:layer="layout" svg:width="0.634cm" svg:height="0.635cm" draw:transform="skewX (0.00191986217719376) rotate (0.0015707963267949) translate (15.986cm 10.398cm)" svg:viewBox="0 0 635 636" draw:points="635,636 0,635 0,0">
          <text:p/>
        </draw:polygon>
        <draw:frame draw:style-name="gr22" draw:text-style-name="P11" draw:layer="layout" svg:width="1.434cm" svg:height="1.195cm" svg:x="14.589cm" svg:y="9.255cm">
          <draw:text-box>
            <text:p><text:span text:style-name="T4">L3</text:span></text:p>
          </draw:text-box>
        </draw:frame>
        <draw:custom-shape draw:style-name="gr20" draw:text-style-name="P1" draw:layer="layout" svg:width="1.434cm" svg:height="2.27cm" svg:x="14.589cm" svg:y="10.443cm">
          <text:p text:style-name="P1"><text:span text:style-name="T3">raise</text:span></text:p>
          <draw:enhanced-geometry svg:viewBox="0 0 21600 21600" draw:type="rectangle" draw:enhanced-path="M 0 0 L 21600 0 21600 21600 0 21600 0 0 Z N"/>
        </draw:custom-shape>
        <draw:polygon draw:style-name="gr11" draw:text-style-name="P5" draw:layer="layout" svg:width="0.634cm" svg:height="0.635cm" draw:transform="skewX (0.00191986217719376) rotate (0.0015707963267949) translate (9.763cm 10.398cm)" svg:viewBox="0 0 635 636" draw:points="635,636 0,635 0,0">
          <text:p/>
        </draw:polygon>
        <draw:custom-shape draw:style-name="gr19" draw:text-style-name="P2" draw:layer="layout" svg:width="2.211cm" svg:height="1.195cm" svg:x="9.775cm" svg:y="3.159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.211cm" svg:height="1.195cm" svg:x="22.246cm" svg:y="3.145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434cm" svg:height="2.27cm" svg:x="20.812cm" svg:y="4.34cm">
          <text:p text:style-name="P1"><text:span text:style-name="T3">rais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4.421cm" svg:height="4.541cm" svg:x="22.241cm" svg:y="4.335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1" draw:layer="layout" svg:width="1.434cm" svg:height="1.195cm" svg:x="20.812cm" svg:y="3.145cm">
          <draw:text-box>
            <text:p><text:span text:style-name="T4">R4</text:span></text:p>
          </draw:text-box>
        </draw:frame>
        <draw:custom-shape draw:style-name="gr23" draw:text-style-name="P2" draw:layer="layout" svg:width="2.211cm" svg:height="1.195cm" svg:x="24.468cm" svg:y="3.145cm">
          <text:p text:style-name="P1"><text:span text:style-name="T3">open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34cm" svg:height="2.271cm" svg:x="20.812cm" svg:y="6.61cm">
          <text:p text:style-name="P1"><text:span text:style-name="T3">lower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538cm" svg:height="4.541cm" svg:x="22.246cm" svg:y="4.3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538cm" svg:height="4.541cm" draw:transform="rotate (0.000174532925199433) translate (24.875cm 4.34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422cm" svg:height="4.541cm" svg:x="22.246cm" svg:y="4.3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8" draw:layer="layout" svg:width="4.421cm" svg:height="4.541cm" svg:x="22.246cm" svg:y="4.3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" draw:layer="layout" svg:width="0.418cm" svg:height="0.358cm" draw:transform="rotate (1.5707963267949) translate (24.935cm 5.714cm)">
          <text:p/>
          <draw:enhanced-geometry svg:viewBox="0 0 21600 21600" draw:glue-points="?f0 0 ?f1 10800 0 21600 10800 21600 21600 21600 ?f7 10800" draw:text-areas="?f1 10800 ?f2 18000 ?f3 7200 ?f4 21600" draw:type="isosceles-triangle" draw:modifiers="10241.79775280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1" draw:text-style-name="P5" draw:layer="layout" svg:width="2.21cm" svg:height="0.537cm" svg:x="22.246cm" svg:y="6.072cm" svg:viewBox="0 0 2211 538" draw:points="0,0 1673,0 2211,538 0,538">
          <text:p/>
        </draw:polygon>
        <draw:custom-shape draw:style-name="gr21" draw:text-style-name="P3" draw:layer="layout" svg:width="4.421cm" svg:height="4.541cm" svg:x="22.228cm" svg:y="10.41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" draw:layer="layout" svg:width="1.434cm" svg:height="2.271cm" svg:x="20.812cm" svg:y="12.699cm">
          <text:p text:style-name="P1"><text:span text:style-name="T3">lower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537cm" svg:height="4.541cm" svg:x="23.479cm" svg:y="10.38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422cm" svg:height="4.541cm" svg:x="22.246cm" svg:y="10.42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8" draw:layer="layout" svg:width="4.421cm" svg:height="4.541cm" svg:x="22.246cm" svg:y="10.42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olygon draw:style-name="gr31" draw:text-style-name="P6" draw:layer="layout" svg:width="2.21cm" svg:height="0.537cm" svg:x="22.246cm" svg:y="12.161cm" svg:viewBox="0 0 2211 538" draw:points="0,0 1673,0 2211,538 0,538">
          <text:p/>
        </draw:polygon>
        <draw:custom-shape draw:style-name="gr23" draw:text-style-name="P2" draw:layer="layout" svg:width="2.211cm" svg:height="1.195cm" svg:x="24.468cm" svg:y="9.234cm">
          <text:p text:style-name="P1"><text:span text:style-name="T3">open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.211cm" svg:height="1.195cm" svg:x="22.246cm" svg:y="9.234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18cm" svg:height="0.358cm" svg:x="22.837cm" svg:y="12.282cm">
          <text:p/>
          <draw:enhanced-geometry svg:viewBox="0 0 21600 21600" draw:glue-points="?f0 0 ?f1 10800 0 21600 10800 21600 21600 21600 ?f7 10800" draw:text-areas="?f1 10800 ?f2 18000 ?f3 7200 ?f4 21600" draw:type="isosceles-triangle" draw:modifiers="10241.79775280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1" draw:text-style-name="P5" draw:layer="layout" svg:width="0.634cm" svg:height="0.635cm" draw:transform="skewX (0.00191986217719376) rotate (0.0015707963267949) translate (22.209cm 10.384cm)" svg:viewBox="0 0 635 636" draw:points="635,636 0,635 0,0">
          <text:p/>
        </draw:polygon>
        <draw:frame draw:style-name="gr22" draw:text-style-name="P11" draw:layer="layout" svg:width="1.434cm" svg:height="1.195cm" svg:x="20.812cm" svg:y="9.241cm">
          <draw:text-box>
            <text:p><text:span text:style-name="T4">L4</text:span></text:p>
          </draw:text-box>
        </draw:frame>
        <draw:custom-shape draw:style-name="gr20" draw:text-style-name="P1" draw:layer="layout" svg:width="1.434cm" svg:height="2.27cm" svg:x="20.812cm" svg:y="10.429cm">
          <text:p text:style-name="P1"><text:span text:style-name="T3">raise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9" draw:text-style-name="P2" draw:layer="layout" svg:width="2.211cm" svg:height="1.195cm" svg:x="3.45cm" svg:y="3.159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1.434cm" svg:height="2.27cm" svg:x="2.016cm" svg:y="4.354cm">
          <text:p text:style-name="P1"><text:span text:style-name="T3">rais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4.421cm" svg:height="4.541cm" svg:x="3.445cm" svg:y="4.34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1" draw:layer="layout" svg:width="1.434cm" svg:height="1.195cm" svg:x="2.016cm" svg:y="3.159cm">
          <draw:text-box>
            <text:p><text:span text:style-name="T4">R1</text:span></text:p>
          </draw:text-box>
        </draw:frame>
        <draw:custom-shape draw:style-name="gr33" draw:text-style-name="P12" draw:layer="layout" svg:width="2.211cm" svg:height="1.195cm" svg:x="5.672cm" svg:y="3.159cm">
          <text:p text:style-name="P1"><text:span text:style-name="T3">open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34cm" svg:height="2.271cm" svg:x="2.016cm" svg:y="6.624cm">
          <text:p text:style-name="P1"><text:span text:style-name="T3">lower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538cm" svg:height="4.541cm" svg:x="3.45cm" svg:y="4.35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538cm" svg:height="4.541cm" draw:transform="rotate (0.000174532925199433) translate (6.079cm 4.354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422cm" svg:height="4.541cm" svg:x="3.45cm" svg:y="4.35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8" draw:layer="layout" svg:width="4.421cm" svg:height="4.541cm" svg:x="3.45cm" svg:y="4.35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" draw:layer="layout" svg:width="0.418cm" svg:height="0.358cm" draw:transform="rotate (1.5707963267949) translate (6.139cm 5.728cm)">
          <text:p/>
          <draw:enhanced-geometry svg:viewBox="0 0 21600 21600" draw:glue-points="?f0 0 ?f1 10800 0 21600 10800 21600 21600 21600 ?f7 10800" draw:text-areas="?f1 10800 ?f2 18000 ?f3 7200 ?f4 21600" draw:type="isosceles-triangle" draw:modifiers="10241.79775280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1" draw:text-style-name="P5" draw:layer="layout" svg:width="2.21cm" svg:height="0.537cm" svg:x="3.45cm" svg:y="6.086cm" svg:viewBox="0 0 2211 538" draw:points="0,0 1673,0 2211,538 0,538">
          <text:p/>
        </draw:polygon>
        <draw:custom-shape draw:style-name="gr21" draw:text-style-name="P3" draw:layer="layout" svg:width="4.421cm" svg:height="4.541cm" svg:x="9.77cm" svg:y="4.34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1" draw:layer="layout" svg:width="1.434cm" svg:height="1.195cm" svg:x="8.341cm" svg:y="3.159cm">
          <draw:text-box>
            <text:p><text:span text:style-name="T4">R2</text:span></text:p>
          </draw:text-box>
        </draw:frame>
        <draw:custom-shape draw:style-name="gr33" draw:text-style-name="P12" draw:layer="layout" svg:width="2.211cm" svg:height="1.195cm" svg:x="11.997cm" svg:y="3.159cm">
          <text:p text:style-name="P1"><text:span text:style-name="T3">open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34cm" svg:height="2.271cm" svg:x="8.341cm" svg:y="6.624cm">
          <text:p text:style-name="P1"><text:span text:style-name="T3">lower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538cm" svg:height="4.541cm" svg:x="9.775cm" svg:y="4.35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538cm" svg:height="4.541cm" draw:transform="rotate (0.000174532925199433) translate (10.779cm 4.333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422cm" svg:height="4.541cm" svg:x="9.775cm" svg:y="4.35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8" draw:layer="layout" svg:width="4.421cm" svg:height="4.541cm" svg:x="9.775cm" svg:y="4.35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" draw:layer="layout" svg:width="0.418cm" svg:height="0.358cm" draw:transform="rotate (1.5707963267949) translate (10.827cm 5.215cm)">
          <text:p/>
          <draw:enhanced-geometry svg:viewBox="0 0 21600 21600" draw:glue-points="?f0 0 ?f1 10800 0 21600 10800 21600 21600 21600 ?f7 10800" draw:text-areas="?f1 10800 ?f2 18000 ?f3 7200 ?f4 21600" draw:type="isosceles-triangle" draw:modifiers="10241.79775280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1" draw:text-style-name="P5" draw:layer="layout" svg:width="2.21cm" svg:height="0.537cm" svg:x="9.775cm" svg:y="6.086cm" svg:viewBox="0 0 2211 538" draw:points="0,0 1673,0 2211,538 0,538">
          <text:p/>
        </draw:polygon>
        <draw:custom-shape draw:style-name="gr19" draw:text-style-name="P2" draw:layer="layout" svg:width="2.211cm" svg:height="1.195cm" svg:x="3.45cm" svg:y="9.248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1.434cm" svg:height="2.27cm" svg:x="2.016cm" svg:y="10.443cm">
          <text:p text:style-name="P1"><text:span text:style-name="T3">rais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4.421cm" svg:height="4.541cm" svg:x="3.445cm" svg:y="10.43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1" draw:layer="layout" svg:width="1.434cm" svg:height="1.195cm" svg:x="2.016cm" svg:y="9.248cm">
          <draw:text-box>
            <text:p><text:span text:style-name="T4">L1</text:span></text:p>
          </draw:text-box>
        </draw:frame>
        <draw:custom-shape draw:style-name="gr23" draw:text-style-name="P2" draw:layer="layout" svg:width="2.211cm" svg:height="1.195cm" svg:x="5.672cm" svg:y="9.248cm">
          <text:p text:style-name="P1"><text:span text:style-name="T3">open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34cm" svg:height="2.271cm" svg:x="2.016cm" svg:y="12.713cm">
          <text:p text:style-name="P1"><text:span text:style-name="T3">lower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537cm" svg:height="4.541cm" svg:x="7.334cm" svg:y="10.4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422cm" svg:height="4.541cm" svg:x="3.45cm" svg:y="10.4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8" draw:layer="layout" svg:width="4.421cm" svg:height="4.541cm" svg:x="3.45cm" svg:y="10.4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olygon draw:style-name="gr11" draw:text-style-name="P5" draw:layer="layout" svg:width="2.21cm" svg:height="0.537cm" svg:x="3.45cm" svg:y="12.175cm" svg:viewBox="0 0 2211 538" draw:points="0,0 1673,0 2211,538 0,538">
          <text:p/>
        </draw:polygon>
        <draw:custom-shape draw:style-name="gr19" draw:text-style-name="P2" draw:layer="layout" svg:width="2.211cm" svg:height="1.195cm" svg:x="9.775cm" svg:y="9.248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4.421cm" svg:height="4.541cm" svg:x="9.77cm" svg:y="10.43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1" draw:layer="layout" svg:width="1.434cm" svg:height="1.195cm" svg:x="8.341cm" svg:y="9.248cm">
          <draw:text-box>
            <text:p><text:span text:style-name="T4">L2</text:span></text:p>
          </draw:text-box>
        </draw:frame>
        <draw:custom-shape draw:style-name="gr24" draw:text-style-name="P1" draw:layer="layout" svg:width="1.434cm" svg:height="2.271cm" svg:x="8.341cm" svg:y="12.713cm">
          <text:p text:style-name="P1"><text:span text:style-name="T3">lower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537cm" svg:height="4.541cm" svg:x="11.16cm" svg:y="10.42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422cm" svg:height="4.541cm" svg:x="9.775cm" svg:y="10.4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8" draw:layer="layout" svg:width="4.421cm" svg:height="4.541cm" svg:x="9.775cm" svg:y="10.4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" draw:layer="layout" svg:width="2.211cm" svg:height="1.195cm" svg:x="22.246cm" svg:y="9.255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4.421cm" svg:height="4.541cm" svg:x="22.241cm" svg:y="10.445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1" draw:layer="layout" svg:width="1.434cm" svg:height="1.195cm" svg:x="20.812cm" svg:y="9.255cm">
          <draw:text-box>
            <text:p><text:span text:style-name="T4">L4</text:span></text:p>
          </draw:text-box>
        </draw:frame>
        <draw:custom-shape draw:style-name="gr24" draw:text-style-name="P1" draw:layer="layout" svg:width="1.434cm" svg:height="2.271cm" svg:x="20.812cm" svg:y="12.72cm">
          <text:p text:style-name="P1"><text:span text:style-name="T3">lower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538cm" svg:height="4.541cm" svg:x="22.246cm" svg:y="10.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538cm" svg:height="4.541cm" draw:transform="rotate (0.000174532925199433) translate (24.875cm 10.45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422cm" svg:height="4.541cm" svg:x="22.246cm" svg:y="10.4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8" draw:layer="layout" svg:width="4.421cm" svg:height="4.541cm" svg:x="22.246cm" svg:y="10.4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" draw:layer="layout" svg:width="0.418cm" svg:height="0.358cm" draw:transform="rotate (1.5707963267949) translate (24.935cm 11.824cm)">
          <text:p/>
          <draw:enhanced-geometry svg:viewBox="0 0 21600 21600" draw:glue-points="?f0 0 ?f1 10800 0 21600 10800 21600 21600 21600 ?f7 10800" draw:text-areas="?f1 10800 ?f2 18000 ?f3 7200 ?f4 21600" draw:type="isosceles-triangle" draw:modifiers="10241.79775280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1" draw:text-style-name="P5" draw:layer="layout" svg:width="2.21cm" svg:height="0.537cm" svg:x="22.246cm" svg:y="12.182cm" svg:viewBox="0 0 2211 538" draw:points="0,0 1673,0 2211,538 0,538">
          <text:p/>
        </draw:polygon>
        <draw:custom-shape draw:style-name="gr21" draw:text-style-name="P3" draw:layer="layout" svg:width="4.421cm" svg:height="4.541cm" svg:x="16.005cm" svg:y="10.424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" draw:layer="layout" svg:width="1.434cm" svg:height="2.271cm" svg:x="14.589cm" svg:y="12.713cm">
          <text:p text:style-name="P1"><text:span text:style-name="T3">lower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537cm" svg:height="4.541cm" svg:x="17.256cm" svg:y="10.39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422cm" svg:height="4.541cm" svg:x="16.023cm" svg:y="10.4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8" draw:layer="layout" svg:width="4.421cm" svg:height="4.541cm" svg:x="16.023cm" svg:y="10.4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olygon draw:style-name="gr31" draw:text-style-name="P6" draw:layer="layout" svg:width="2.21cm" svg:height="0.537cm" svg:x="16.023cm" svg:y="12.175cm" svg:viewBox="0 0 2211 538" draw:points="0,0 1673,0 2211,538 0,538">
          <text:p/>
        </draw:polygon>
        <draw:custom-shape draw:style-name="gr19" draw:text-style-name="P2" draw:layer="layout" svg:width="2.211cm" svg:height="1.195cm" svg:x="16.023cm" svg:y="9.248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18cm" svg:height="0.358cm" svg:x="16.614cm" svg:y="12.296cm">
          <text:p/>
          <draw:enhanced-geometry svg:viewBox="0 0 21600 21600" draw:glue-points="?f0 0 ?f1 10800 0 21600 10800 21600 21600 21600 ?f7 10800" draw:text-areas="?f1 10800 ?f2 18000 ?f3 7200 ?f4 21600" draw:type="isosceles-triangle" draw:modifiers="10241.79775280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1" draw:text-style-name="P5" draw:layer="layout" svg:width="0.634cm" svg:height="0.635cm" draw:transform="skewX (0.00191986217719376) rotate (0.0015707963267949) translate (15.986cm 10.398cm)" svg:viewBox="0 0 635 636" draw:points="635,636 0,635 0,0">
          <text:p/>
        </draw:polygon>
        <draw:frame draw:style-name="gr22" draw:text-style-name="P11" draw:layer="layout" svg:width="1.434cm" svg:height="1.195cm" svg:x="14.589cm" svg:y="9.255cm">
          <draw:text-box>
            <text:p><text:span text:style-name="T4">L3</text:span></text:p>
          </draw:text-box>
        </draw:frame>
        <draw:polygon draw:style-name="gr11" draw:text-style-name="P5" draw:layer="layout" svg:width="0.634cm" svg:height="0.635cm" draw:transform="skewX (0.00191986217719376) rotate (0.0015707963267949) translate (9.763cm 10.398cm)" svg:viewBox="0 0 635 636" draw:points="635,636 0,635 0,0">
          <text:p/>
        </draw:polygon>
        <draw:custom-shape draw:style-name="gr19" draw:text-style-name="P2" draw:layer="layout" svg:width="2.211cm" svg:height="1.195cm" svg:x="9.775cm" svg:y="3.159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6.858cm" svg:height="0.889cm" draw:transform="rotate (0.00017453292519729) translate (14.589cm 6.715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0.537cm" svg:height="0.858cm" svg:x="17.256cm" svg:y="6.74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211cm" svg:height="1.195cm" svg:x="21.828cm" svg:y="4.554cm">
          <text:p text:style-name="P1"><text:span text:style-name="T3">Pillar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211cm" svg:height="1.195cm" svg:x="21.828cm" svg:y="3.107cm">
          <text:p text:style-name="P1"><text:span text:style-name="T3">Walls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211cm" svg:height="1.195cm" svg:x="21.828cm" svg:y="6.002cm">
          <text:p text:style-name="P1"><text:span text:style-name="T3">Ceiling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211cm" svg:height="1.195cm" svg:x="21.597cm" svg:y="7.731cm">
          <text:p text:style-name="P1"><text:span text:style-name="T3">Back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286cm" svg:height="1.195cm" svg:x="14.589cm" svg:y="7.731cm">
          <text:p text:style-name="P1"><text:span text:style-name="T3">Front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2.159cm" svg:height="1.195cm" svg:x="17.002cm" svg:y="7.7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2.159cm" svg:height="1.195cm" svg:x="19.288cm" svg:y="7.731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4.699cm" svg:height="1.143cm" draw:transform="rotate (0.00017453292519729) translate (15.605cm 3.159cm)">
          <text:p text:style-name="P1">Spot <text:s text:c="9"/>right</text:p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0.537cm" svg:height="1.143cm" svg:x="17.129cm" svg:y="3.15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4.699cm" svg:height="1.143cm" draw:transform="rotate (0.00017453292519729) translate (15.605cm 4.632cm)">
          <text:p text:style-name="P1">Spot <text:s text:c="11"/>left</text:p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0.537cm" svg:height="1.143cm" svg:x="17.862cm" svg:y="4.63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0.889cm" svg:height="1.143cm" svg:x="20.431cm" svg:y="3.159cm">
          <text:p text:style-name="P1"><text:span text:style-name="T3">of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0.889cm" svg:height="1.143cm" svg:x="14.589cm" svg:y="4.632cm">
          <text:p text:style-name="P1"><text:span text:style-name="T3">on</text:span>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889cm" svg:height="1.143cm" svg:x="20.431cm" svg:y="4.632cm">
          <text:p text:style-name="P1"><text:span text:style-name="T3">off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0.889cm" svg:height="1.143cm" svg:x="14.589cm" svg:y="3.159cm">
          <text:p text:style-name="P1"><text:span text:style-name="T3">on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211cm" svg:height="1.195cm" svg:x="21.597cm" svg:y="7.731cm">
          <text:p text:style-name="P1"><text:span text:style-name="T3">Back</text:span></text:p>
          <draw:enhanced-geometry svg:viewBox="0 0 21600 21600" draw:type="rectangle" draw:enhanced-path="M 0 0 L 21600 0 21600 21600 0 21600 0 0 Z N"/>
        </draw:custom-shape>
        <draw:frame draw:style-name="gr43" draw:text-style-name="P17" draw:layer="layout" svg:width="2.805cm" svg:height="0.962cm" svg:x="24.23cm" svg:y="4.429cm">
          <draw:text-box>
            <text:p text:style-name="P16"><text:span text:style-name="T5">Program</text:span></text:p>
          </draw:text-box>
        </draw:frame>
        <draw:custom-shape draw:style-name="gr44" draw:text-style-name="P1" draw:layer="layout" svg:width="1.016cm" svg:height="1.143cm" svg:x="24.495cm" svg:y="5.3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.016cm" svg:height="1.143cm" svg:x="25.638cm" svg:y="5.31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.016cm" svg:height="1.143cm" svg:x="24.495cm" svg:y="5.31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.016cm" svg:height="1.143cm" svg:x="24.495cm" svg:y="6.5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.016cm" svg:height="1.143cm" svg:x="25.638cm" svg:y="6.58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.016cm" svg:height="1.143cm" svg:x="24.495cm" svg:y="6.58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.016cm" svg:height="1.143cm" svg:x="24.495cm" svg:y="7.85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.016cm" svg:height="1.143cm" svg:x="25.638cm" svg:y="7.85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.016cm" svg:height="1.143cm" svg:x="24.495cm" svg:y="7.858cm">
          <text:p text:style-name="P1">5</text:p>
          <draw:enhanced-geometry svg:viewBox="0 0 21600 21600" draw:type="rectangle" draw:enhanced-path="M 0 0 L 21600 0 21600 21600 0 21600 0 0 Z N"/>
        </draw:custom-shape>
        <draw:g>
          <draw:g>
            <draw:custom-shape draw:style-name="gr46" draw:text-style-name="P1" draw:layer="layout" svg:width="0.108cm" svg:height="1.398cm" svg:x="25.649cm" svg:y="3.032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1" draw:layer="layout" svg:width="0.107cm" svg:height="1.396cm" draw:transform="skewX (0.0143116998663535) rotate (0.349065850398866) translate (25.414cm 3.093cm)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1" draw:layer="layout" svg:width="0.106cm" svg:height="1.397cm" draw:transform="skewX (0.00715584993317673) rotate (0.698131700797732) translate (25.213cm 3.23cm)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" draw:layer="layout" svg:width="0.108cm" svg:height="1.398cm" draw:transform="skewX (-0.0106465084371653) rotate (1.0471975511966) translate (25.07cm 3.425cm)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1" draw:layer="layout" svg:width="0.108cm" svg:height="1.397cm" draw:transform="skewX (0.00715584993317674) rotate (1.39626340159546) translate (25.005cm 3.659cm)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1" draw:layer="layout" svg:width="0.108cm" svg:height="1.397cm" draw:transform="skewX (-0.00715584993317674) rotate (1.74532925199433) translate (25.022cm 3.903cm)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" draw:layer="layout" svg:width="0.107cm" svg:height="1.398cm" draw:transform="skewX (-0.0136135681655558) rotate (2.0943951023932) translate (25.122cm 4.124cm)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" draw:layer="layout" svg:width="0.108cm" svg:height="1.399cm" draw:transform="skewX (-0.00855211333477226) rotate (2.44346095279206) translate (25.294cm 4.299cm)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1" draw:layer="layout" svg:width="0.106cm" svg:height="1.397cm" draw:transform="skewX (0.00436332312998578) rotate (2.79252680319093) translate (25.513cm 4.405cm)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8" draw:layer="layout" svg:width="1.183cm" svg:height="1.183cm" svg:x="25.111cm" svg:y="3.139cm">
              <text:p text:style-name="P1"><text:span text:style-name="T6">C</text:span><text:span text:style-name="T6">o</text:span><text:span text:style-name="T6">n</text:span><text:span text:style-name="T6">f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51" draw:text-style-name="P12" draw:layer="layout" svg:width="2.211cm" svg:height="1.195cm" svg:x="11.997cm" svg:y="9.255cm">
          <text:p text:style-name="P1"><text:span text:style-name="T3">o</text:span><text:span text:style-name="T3">p</text:span><text:span text:style-name="T3">e</text:span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2.211cm" svg:height="1.195cm" svg:x="18.22cm" svg:y="9.255cm">
          <text:p text:style-name="P1"><text:span text:style-name="T3">o</text:span><text:span text:style-name="T3">p</text:span><text:span text:style-name="T3">e</text:span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2.211cm" svg:height="1.195cm" svg:x="24.443cm" svg:y="9.255cm">
          <text:p text:style-name="P1"><text:span text:style-name="T3">o</text:span><text:span text:style-name="T3">p</text:span><text:span text:style-name="T3">e</text:span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52" draw:text-style-name="P10" draw:layer="layout" svg:width="1.434cm" svg:height="2.27cm" svg:x="8.329cm" svg:y="4.318cm">
          <text:p text:style-name="P1"><text:span text:style-name="T3">ra</text:span><text:span text:style-name="T3">is</text:span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52" draw:text-style-name="P10" draw:layer="layout" svg:width="1.434cm" svg:height="2.27cm" svg:x="8.329cm" svg:y="10.414cm">
          <text:p text:style-name="P1"><text:span text:style-name="T3">ra</text:span><text:span text:style-name="T3">is</text:span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53" draw:text-style-name="P19" draw:layer="layout" svg:width="1.434cm" svg:height="2.27cm" svg:x="14.589cm" svg:y="10.414cm">
          <text:p text:style-name="P1"><text:span text:style-name="T3">ra</text:span><text:span text:style-name="T3">is</text:span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52" draw:text-style-name="P10" draw:layer="layout" svg:width="1.434cm" svg:height="2.27cm" svg:x="20.812cm" svg:y="10.414cm">
          <text:p text:style-name="P1"><text:span text:style-name="T3">ra</text:span><text:span text:style-name="T3">is</text:span><text:span text:style-name="T3">e</text:span></text:p>
          <draw:enhanced-geometry svg:viewBox="0 0 21600 21600" draw:type="rectangle" draw:enhanced-path="M 0 0 L 21600 0 21600 21600 0 21600 0 0 Z N"/>
        </draw:custom-shape>
        <draw:frame draw:style-name="gr54" draw:text-style-name="P21" draw:layer="layout" svg:width="6.731cm" svg:height="0.878cm" svg:x="14.589cm" svg:y="5.753cm">
          <draw:text-box>
            <text:p text:style-name="P20"><text:span text:style-name="T5"><text:s text:c="5"/></text:span><text:span text:style-name="T5">L <text:s text:c="3"/>I <text:s text:c="3"/>g <text:s text:c="3"/>h <text:s text:c="3"/>t <text:s text:c="3"/>s</text:span></text:p>
          </draw:text-box>
        </draw:frame>
      </draw:page>
      <draw:page draw:name="page4" draw:style-name="dp1" draw:master-page-name="Default">
        <draw:custom-shape draw:style-name="gr19" draw:text-style-name="P2" draw:layer="layout" svg:width="2.211cm" svg:height="1.195cm" svg:x="3.45cm" svg:y="3.159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52" draw:text-style-name="P10" draw:layer="layout" svg:width="1.434cm" svg:height="2.27cm" svg:x="2.016cm" svg:y="4.354cm">
          <text:p text:style-name="P1"><text:span text:style-name="T3">rais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4.421cm" svg:height="4.541cm" svg:x="3.445cm" svg:y="4.34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1" draw:layer="layout" svg:width="1.434cm" svg:height="1.195cm" svg:x="2.016cm" svg:y="3.159cm">
          <draw:text-box>
            <text:p><text:span text:style-name="T4">R1</text:span></text:p>
          </draw:text-box>
        </draw:frame>
        <draw:custom-shape draw:style-name="gr51" draw:text-style-name="P12" draw:layer="layout" svg:width="2.211cm" svg:height="1.195cm" svg:x="5.672cm" svg:y="3.159cm">
          <text:p text:style-name="P1"><text:span text:style-name="T3">open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34cm" svg:height="2.271cm" svg:x="2.016cm" svg:y="6.624cm">
          <text:p text:style-name="P1"><text:span text:style-name="T3">lower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538cm" svg:height="4.541cm" svg:x="3.45cm" svg:y="4.35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538cm" svg:height="4.541cm" draw:transform="rotate (0.000174532925199433) translate (6.079cm 4.354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422cm" svg:height="4.541cm" svg:x="3.45cm" svg:y="4.35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8" draw:layer="layout" svg:width="4.421cm" svg:height="4.541cm" svg:x="3.45cm" svg:y="4.35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" draw:layer="layout" svg:width="0.418cm" svg:height="0.358cm" draw:transform="rotate (1.5707963267949) translate (6.139cm 5.728cm)">
          <text:p/>
          <draw:enhanced-geometry svg:viewBox="0 0 21600 21600" draw:glue-points="?f0 0 ?f1 10800 0 21600 10800 21600 21600 21600 ?f7 10800" draw:text-areas="?f1 10800 ?f2 18000 ?f3 7200 ?f4 21600" draw:type="isosceles-triangle" draw:modifiers="10241.79775280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1" draw:text-style-name="P5" draw:layer="layout" svg:width="2.21cm" svg:height="0.537cm" svg:x="3.45cm" svg:y="6.086cm" svg:viewBox="0 0 2211 538" draw:points="0,0 1673,0 2211,538 0,538">
          <text:p/>
        </draw:polygon>
        <draw:custom-shape draw:style-name="gr21" draw:text-style-name="P3" draw:layer="layout" svg:width="4.421cm" svg:height="4.541cm" svg:x="9.77cm" svg:y="4.349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1" draw:layer="layout" svg:width="1.434cm" svg:height="1.195cm" svg:x="8.341cm" svg:y="3.159cm">
          <draw:text-box>
            <text:p><text:span text:style-name="T4">R2</text:span></text:p>
          </draw:text-box>
        </draw:frame>
        <draw:custom-shape draw:style-name="gr51" draw:text-style-name="P12" draw:layer="layout" svg:width="2.211cm" svg:height="1.195cm" svg:x="11.997cm" svg:y="3.159cm">
          <text:p text:style-name="P1"><text:span text:style-name="T3">open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34cm" svg:height="2.271cm" svg:x="8.341cm" svg:y="6.624cm">
          <text:p text:style-name="P1"><text:span text:style-name="T3">lower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538cm" svg:height="4.541cm" svg:x="9.775cm" svg:y="4.35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538cm" svg:height="4.541cm" draw:transform="rotate (0.000174532925199433) translate (10.779cm 4.333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422cm" svg:height="4.541cm" svg:x="9.775cm" svg:y="4.35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8" draw:layer="layout" svg:width="4.421cm" svg:height="4.541cm" svg:x="9.775cm" svg:y="4.35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" draw:layer="layout" svg:width="0.418cm" svg:height="0.358cm" draw:transform="rotate (1.5707963267949) translate (10.827cm 5.215cm)">
          <text:p/>
          <draw:enhanced-geometry svg:viewBox="0 0 21600 21600" draw:glue-points="?f0 0 ?f1 10800 0 21600 10800 21600 21600 21600 ?f7 10800" draw:text-areas="?f1 10800 ?f2 18000 ?f3 7200 ?f4 21600" draw:type="isosceles-triangle" draw:modifiers="10241.79775280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1" draw:text-style-name="P5" draw:layer="layout" svg:width="2.21cm" svg:height="0.537cm" svg:x="9.775cm" svg:y="6.086cm" svg:viewBox="0 0 2211 538" draw:points="0,0 1673,0 2211,538 0,538">
          <text:p/>
        </draw:polygon>
        <draw:custom-shape draw:style-name="gr19" draw:text-style-name="P2" draw:layer="layout" svg:width="2.211cm" svg:height="1.195cm" svg:x="3.45cm" svg:y="9.248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52" draw:text-style-name="P10" draw:layer="layout" svg:width="1.434cm" svg:height="2.27cm" svg:x="2.016cm" svg:y="10.443cm">
          <text:p text:style-name="P1"><text:span text:style-name="T3">rais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4.421cm" svg:height="4.541cm" svg:x="3.445cm" svg:y="10.43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1" draw:layer="layout" svg:width="1.434cm" svg:height="1.195cm" svg:x="2.016cm" svg:y="9.248cm">
          <draw:text-box>
            <text:p><text:span text:style-name="T4">L</text:span><text:span text:style-name="T4">1</text:span></text:p>
          </draw:text-box>
        </draw:frame>
        <draw:custom-shape draw:style-name="gr23" draw:text-style-name="P2" draw:layer="layout" svg:width="2.211cm" svg:height="1.195cm" svg:x="5.672cm" svg:y="9.248cm">
          <text:p text:style-name="P1"><text:span text:style-name="T3">open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434cm" svg:height="2.271cm" svg:x="2.016cm" svg:y="12.713cm">
          <text:p text:style-name="P1"><text:span text:style-name="T3">lower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537cm" svg:height="4.541cm" svg:x="7.334cm" svg:y="10.44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422cm" svg:height="4.541cm" svg:x="3.45cm" svg:y="10.4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8" draw:layer="layout" svg:width="4.421cm" svg:height="4.541cm" svg:x="3.45cm" svg:y="10.4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olygon draw:style-name="gr11" draw:text-style-name="P5" draw:layer="layout" svg:width="2.21cm" svg:height="0.537cm" svg:x="3.45cm" svg:y="12.175cm" svg:viewBox="0 0 2211 538" draw:points="0,0 1673,0 2211,538 0,538">
          <text:p/>
        </draw:polygon>
        <draw:custom-shape draw:style-name="gr19" draw:text-style-name="P2" draw:layer="layout" svg:width="2.211cm" svg:height="1.195cm" svg:x="9.775cm" svg:y="9.248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4.421cm" svg:height="4.541cm" svg:x="9.77cm" svg:y="10.43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1" draw:layer="layout" svg:width="1.434cm" svg:height="1.195cm" svg:x="8.341cm" svg:y="9.248cm">
          <draw:text-box>
            <text:p><text:span text:style-name="T4">L2</text:span></text:p>
          </draw:text-box>
        </draw:frame>
        <draw:custom-shape draw:style-name="gr24" draw:text-style-name="P1" draw:layer="layout" svg:width="1.434cm" svg:height="2.271cm" svg:x="8.341cm" svg:y="12.713cm">
          <text:p text:style-name="P1"><text:span text:style-name="T3">lower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537cm" svg:height="4.541cm" svg:x="11.16cm" svg:y="10.42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422cm" svg:height="4.541cm" svg:x="9.775cm" svg:y="10.4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8" draw:layer="layout" svg:width="4.421cm" svg:height="4.541cm" svg:x="9.775cm" svg:y="10.4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2" draw:layer="layout" svg:width="2.211cm" svg:height="1.195cm" svg:x="22.246cm" svg:y="9.255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4.421cm" svg:height="4.541cm" svg:x="22.241cm" svg:y="10.445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1" draw:layer="layout" svg:width="1.434cm" svg:height="1.195cm" svg:x="20.812cm" svg:y="9.255cm">
          <draw:text-box>
            <text:p><text:span text:style-name="T4">L4</text:span></text:p>
          </draw:text-box>
        </draw:frame>
        <draw:custom-shape draw:style-name="gr24" draw:text-style-name="P1" draw:layer="layout" svg:width="1.434cm" svg:height="2.271cm" svg:x="20.812cm" svg:y="12.72cm">
          <text:p text:style-name="P1"><text:span text:style-name="T3">lower</text:span>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0.538cm" svg:height="4.541cm" svg:x="22.246cm" svg:y="10.4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6" draw:layer="layout" svg:width="0.538cm" svg:height="4.541cm" draw:transform="rotate (0.000174532925199433) translate (24.875cm 10.45cm)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422cm" svg:height="4.541cm" svg:x="22.246cm" svg:y="10.4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8" draw:layer="layout" svg:width="4.421cm" svg:height="4.541cm" svg:x="22.246cm" svg:y="10.4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1" draw:layer="layout" svg:width="0.418cm" svg:height="0.358cm" draw:transform="rotate (1.5707963267949) translate (24.935cm 11.824cm)">
          <text:p/>
          <draw:enhanced-geometry svg:viewBox="0 0 21600 21600" draw:glue-points="?f0 0 ?f1 10800 0 21600 10800 21600 21600 21600 ?f7 10800" draw:text-areas="?f1 10800 ?f2 18000 ?f3 7200 ?f4 21600" draw:type="isosceles-triangle" draw:modifiers="10241.79775280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1" draw:text-style-name="P5" draw:layer="layout" svg:width="2.21cm" svg:height="0.537cm" svg:x="22.246cm" svg:y="12.182cm" svg:viewBox="0 0 2211 538" draw:points="0,0 1673,0 2211,538 0,538">
          <text:p/>
        </draw:polygon>
        <draw:custom-shape draw:style-name="gr21" draw:text-style-name="P3" draw:layer="layout" svg:width="4.421cm" svg:height="4.541cm" svg:x="16.005cm" svg:y="10.424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1" draw:layer="layout" svg:width="1.434cm" svg:height="2.271cm" svg:x="14.589cm" svg:y="12.713cm">
          <text:p text:style-name="P1"><text:span text:style-name="T3">lowe</text:span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537cm" svg:height="4.541cm" svg:x="17.256cm" svg:y="10.39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4.422cm" svg:height="4.541cm" svg:x="16.023cm" svg:y="10.4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8" draw:layer="layout" svg:width="4.421cm" svg:height="4.541cm" svg:x="16.023cm" svg:y="10.44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olygon draw:style-name="gr31" draw:text-style-name="P6" draw:layer="layout" svg:width="2.21cm" svg:height="0.537cm" svg:x="16.023cm" svg:y="12.175cm" svg:viewBox="0 0 2211 538" draw:points="0,0 1673,0 2211,538 0,538">
          <text:p/>
        </draw:polygon>
        <draw:custom-shape draw:style-name="gr19" draw:text-style-name="P2" draw:layer="layout" svg:width="2.211cm" svg:height="1.195cm" svg:x="16.023cm" svg:y="9.248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418cm" svg:height="0.358cm" svg:x="16.614cm" svg:y="12.296cm">
          <text:p/>
          <draw:enhanced-geometry svg:viewBox="0 0 21600 21600" draw:glue-points="?f0 0 ?f1 10800 0 21600 10800 21600 21600 21600 ?f7 10800" draw:text-areas="?f1 10800 ?f2 18000 ?f3 7200 ?f4 21600" draw:type="isosceles-triangle" draw:modifiers="10241.79775280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olygon draw:style-name="gr11" draw:text-style-name="P5" draw:layer="layout" svg:width="0.634cm" svg:height="0.635cm" draw:transform="skewX (0.00191986217719376) rotate (0.0015707963267949) translate (15.986cm 10.398cm)" svg:viewBox="0 0 635 636" draw:points="635,636 0,635 0,0">
          <text:p/>
        </draw:polygon>
        <draw:frame draw:style-name="gr22" draw:text-style-name="P11" draw:layer="layout" svg:width="1.434cm" svg:height="1.195cm" svg:x="14.589cm" svg:y="9.255cm">
          <draw:text-box>
            <text:p><text:span text:style-name="T4">L</text:span><text:span text:style-name="T4">3</text:span></text:p>
          </draw:text-box>
        </draw:frame>
        <draw:polygon draw:style-name="gr11" draw:text-style-name="P5" draw:layer="layout" svg:width="0.634cm" svg:height="0.635cm" draw:transform="skewX (0.00191986217719376) rotate (0.0015707963267949) translate (9.763cm 10.398cm)" svg:viewBox="0 0 635 636" draw:points="635,636 0,635 0,0">
          <text:p/>
        </draw:polygon>
        <draw:custom-shape draw:style-name="gr19" draw:text-style-name="P2" draw:layer="layout" svg:width="2.211cm" svg:height="1.195cm" svg:x="9.775cm" svg:y="3.159cm">
          <text:p text:style-name="P1"><text:span text:style-name="T3">close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6.858cm" svg:height="0.889cm" draw:transform="rotate (0.00017453292519729) translate (14.589cm 6.715cm)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0.537cm" svg:height="0.858cm" svg:x="17.256cm" svg:y="6.74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211cm" svg:height="1.195cm" svg:x="21.828cm" svg:y="4.554cm">
          <text:p text:style-name="P1"><text:span text:style-name="T3">Pilla</text:span><text:span text:style-name="T3">r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211cm" svg:height="1.195cm" svg:x="21.828cm" svg:y="3.107cm">
          <text:p text:style-name="P1"><text:span text:style-name="T3">Walls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211cm" svg:height="1.195cm" svg:x="21.828cm" svg:y="6.002cm">
          <text:p text:style-name="P1"><text:span text:style-name="T3">Ceiling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211cm" svg:height="1.195cm" svg:x="21.597cm" svg:y="7.731cm">
          <text:p text:style-name="P1"><text:span text:style-name="T3">Back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2.286cm" svg:height="1.195cm" svg:x="14.589cm" svg:y="7.731cm">
          <text:p text:style-name="P1"><text:span text:style-name="T3">Front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2.159cm" svg:height="1.195cm" svg:x="17.002cm" svg:y="7.7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2.159cm" svg:height="1.195cm" svg:x="19.288cm" svg:y="7.731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4.699cm" svg:height="1.143cm" draw:transform="rotate (0.00017453292519729) translate (15.605cm 3.159cm)">
          <text:p text:style-name="P1">Spot <text:s text:c="9"/>right</text:p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0.537cm" svg:height="1.143cm" svg:x="17.129cm" svg:y="3.15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4.699cm" svg:height="1.143cm" draw:transform="rotate (0.00017453292519729) translate (15.605cm 4.632cm)">
          <text:p text:style-name="P1">Spot <text:s text:c="11"/>left</text:p>
          <draw:enhanced-geometry svg:viewBox="0 0 21600 21600" draw:type="rectangle" draw:enhanced-path="M 0 0 L 21600 0 21600 21600 0 21600 0 0 Z N"/>
        </draw:custom-shape>
        <draw:custom-shape draw:style-name="gr39" draw:text-style-name="P5" draw:layer="layout" svg:width="0.537cm" svg:height="1.143cm" svg:x="17.862cm" svg:y="4.63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4" draw:layer="layout" svg:width="0.889cm" svg:height="1.143cm" svg:x="20.431cm" svg:y="3.159cm">
          <text:p text:style-name="P1"><text:span text:style-name="T3">off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0.889cm" svg:height="1.143cm" svg:x="14.589cm" svg:y="4.632cm">
          <text:p text:style-name="P1"><text:span text:style-name="T3">on</text:span>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889cm" svg:height="1.143cm" svg:x="20.431cm" svg:y="4.632cm">
          <text:p text:style-name="P1"><text:span text:style-name="T3">off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0.889cm" svg:height="1.143cm" svg:x="14.589cm" svg:y="3.159cm">
          <text:p text:style-name="P1"><text:span text:style-name="T3">on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211cm" svg:height="1.195cm" svg:x="21.597cm" svg:y="7.731cm">
          <text:p text:style-name="P1"><text:span text:style-name="T3">Back</text:span></text:p>
          <draw:enhanced-geometry svg:viewBox="0 0 21600 21600" draw:type="rectangle" draw:enhanced-path="M 0 0 L 21600 0 21600 21600 0 21600 0 0 Z N"/>
        </draw:custom-shape>
        <draw:frame draw:style-name="gr43" draw:text-style-name="P17" draw:layer="layout" svg:width="2.805cm" svg:height="0.962cm" svg:x="24.23cm" svg:y="4.429cm">
          <draw:text-box>
            <text:p text:style-name="P16"><text:span text:style-name="T5">Program</text:span></text:p>
          </draw:text-box>
        </draw:frame>
        <draw:custom-shape draw:style-name="gr44" draw:text-style-name="P1" draw:layer="layout" svg:width="1.016cm" svg:height="1.143cm" svg:x="24.495cm" svg:y="5.3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.016cm" svg:height="1.143cm" svg:x="25.638cm" svg:y="5.31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.016cm" svg:height="1.143cm" svg:x="24.495cm" svg:y="5.31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.016cm" svg:height="1.143cm" svg:x="24.495cm" svg:y="6.5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.016cm" svg:height="1.143cm" svg:x="25.638cm" svg:y="6.58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.016cm" svg:height="1.143cm" svg:x="24.495cm" svg:y="6.58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.016cm" svg:height="1.143cm" svg:x="24.495cm" svg:y="7.85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.016cm" svg:height="1.143cm" svg:x="25.638cm" svg:y="7.85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.016cm" svg:height="1.143cm" svg:x="24.495cm" svg:y="7.858cm">
          <text:p text:style-name="P1">5</text:p>
          <draw:enhanced-geometry svg:viewBox="0 0 21600 21600" draw:type="rectangle" draw:enhanced-path="M 0 0 L 21600 0 21600 21600 0 21600 0 0 Z N"/>
        </draw:custom-shape>
        <draw:g>
          <draw:g>
            <draw:custom-shape draw:style-name="gr46" draw:text-style-name="P1" draw:layer="layout" svg:width="0.108cm" svg:height="1.398cm" svg:x="25.649cm" svg:y="3.032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1" draw:layer="layout" svg:width="0.107cm" svg:height="1.396cm" draw:transform="skewX (0.0143116998663535) rotate (0.349065850398866) translate (25.414cm 3.093cm)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1" draw:layer="layout" svg:width="0.106cm" svg:height="1.397cm" draw:transform="skewX (0.00715584993317673) rotate (0.698131700797732) translate (25.213cm 3.23cm)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" draw:layer="layout" svg:width="0.108cm" svg:height="1.398cm" draw:transform="skewX (-0.0106465084371653) rotate (1.0471975511966) translate (25.07cm 3.425cm)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1" draw:layer="layout" svg:width="0.108cm" svg:height="1.397cm" draw:transform="skewX (0.00715584993317674) rotate (1.39626340159546) translate (25.005cm 3.659cm)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1" draw:layer="layout" svg:width="0.108cm" svg:height="1.397cm" draw:transform="skewX (-0.00715584993317674) rotate (1.74532925199433) translate (25.022cm 3.903cm)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1" draw:layer="layout" svg:width="0.107cm" svg:height="1.398cm" draw:transform="skewX (-0.0136135681655558) rotate (2.0943951023932) translate (25.122cm 4.124cm)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" draw:layer="layout" svg:width="0.108cm" svg:height="1.399cm" draw:transform="skewX (-0.00855211333477226) rotate (2.44346095279206) translate (25.294cm 4.299cm)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1" draw:layer="layout" svg:width="0.106cm" svg:height="1.397cm" draw:transform="skewX (0.00436332312998578) rotate (2.79252680319093) translate (25.513cm 4.405cm)">
              <text:p/>
              <draw:enhanced-geometry svg:viewBox="0 0 21600 21600" draw:type="rectangle" draw:enhanced-path="M 0 0 L 21600 0 21600 21600 0 21600 0 0 Z N"/>
            </draw:custom-shape>
            <draw:custom-shape draw:style-name="gr50" draw:text-style-name="P18" draw:layer="layout" svg:width="1.183cm" svg:height="1.183cm" svg:x="25.111cm" svg:y="3.139cm">
              <text:p text:style-name="P1"><text:span text:style-name="T6">Conf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51" draw:text-style-name="P12" draw:layer="layout" svg:width="2.211cm" svg:height="1.195cm" svg:x="11.997cm" svg:y="9.255cm">
          <text:p text:style-name="P1"><text:span text:style-name="T3">open</text:span>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2.211cm" svg:height="1.195cm" svg:x="18.22cm" svg:y="9.255cm">
          <text:p text:style-name="P1"><text:span text:style-name="T3">open</text:span>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2.211cm" svg:height="1.195cm" svg:x="24.443cm" svg:y="9.255cm">
          <text:p text:style-name="P1"><text:span text:style-name="T3">open</text:span></text:p>
          <draw:enhanced-geometry svg:viewBox="0 0 21600 21600" draw:type="rectangle" draw:enhanced-path="M 0 0 L 21600 0 21600 21600 0 21600 0 0 Z N"/>
        </draw:custom-shape>
        <draw:custom-shape draw:style-name="gr52" draw:text-style-name="P10" draw:layer="layout" svg:width="1.434cm" svg:height="2.27cm" svg:x="8.329cm" svg:y="4.318cm">
          <text:p text:style-name="P1"><text:span text:style-name="T3">raise</text:span></text:p>
          <draw:enhanced-geometry svg:viewBox="0 0 21600 21600" draw:type="rectangle" draw:enhanced-path="M 0 0 L 21600 0 21600 21600 0 21600 0 0 Z N"/>
        </draw:custom-shape>
        <draw:custom-shape draw:style-name="gr52" draw:text-style-name="P10" draw:layer="layout" svg:width="1.434cm" svg:height="2.27cm" svg:x="8.329cm" svg:y="10.414cm">
          <text:p text:style-name="P1"><text:span text:style-name="T3">raise</text:span></text:p>
          <draw:enhanced-geometry svg:viewBox="0 0 21600 21600" draw:type="rectangle" draw:enhanced-path="M 0 0 L 21600 0 21600 21600 0 21600 0 0 Z N"/>
        </draw:custom-shape>
        <draw:custom-shape draw:style-name="gr53" draw:text-style-name="P19" draw:layer="layout" svg:width="1.434cm" svg:height="2.27cm" svg:x="14.589cm" svg:y="10.414cm">
          <text:p text:style-name="P1"><text:span text:style-name="T3">raise</text:span></text:p>
          <draw:enhanced-geometry svg:viewBox="0 0 21600 21600" draw:type="rectangle" draw:enhanced-path="M 0 0 L 21600 0 21600 21600 0 21600 0 0 Z N"/>
        </draw:custom-shape>
        <draw:custom-shape draw:style-name="gr52" draw:text-style-name="P10" draw:layer="layout" svg:width="1.434cm" svg:height="2.27cm" svg:x="20.812cm" svg:y="10.414cm">
          <text:p text:style-name="P1"><text:span text:style-name="T3">raise</text:span></text:p>
          <draw:enhanced-geometry svg:viewBox="0 0 21600 21600" draw:type="rectangle" draw:enhanced-path="M 0 0 L 21600 0 21600 21600 0 21600 0 0 Z N"/>
        </draw:custom-shape>
        <draw:frame draw:style-name="gr54" draw:text-style-name="P21" draw:layer="layout" svg:width="6.731cm" svg:height="0.878cm" svg:x="14.589cm" svg:y="5.753cm">
          <draw:text-box>
            <text:p text:style-name="P20"><text:span text:style-name="T5"><text:s text:c="5"/></text:span><text:span text:style-name="T5">L <text:s text:c="3"/>I <text:s text:c="3"/>g <text:s text:c="3"/>h <text:s text:c="3"/>t <text:s text:c="3"/>s</text:span></text:p>
          </draw:text-box>
        </draw:frame>
      </draw:page>
      <draw:page draw:name="page5" draw:style-name="dp1" draw:master-page-name="Default">
        <draw:custom-shape draw:style-name="gr55" draw:text-style-name="P1" draw:layer="layout" svg:width="0.127cm" svg:height="1.651cm" svg:x="10.398cm" svg:y="16.74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0.127cm" svg:height="1.651cm" draw:transform="rotate (0.349065850398866) translate (10.12cm 16.819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0.127cm" svg:height="1.651cm" draw:transform="rotate (0.698131700797732) translate (9.882cm 16.982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0.127cm" svg:height="1.651cm" draw:transform="rotate (1.0471975511966) translate (9.714cm 17.212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0.127cm" svg:height="1.651cm" draw:transform="rotate (1.39626340159546) translate (9.637cm 17.489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0.127cm" svg:height="1.651cm" draw:transform="rotate (1.74532925199433) translate (9.657cm 17.776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0.127cm" svg:height="1.651cm" draw:transform="rotate (2.0943951023932) translate (9.776cm 18.038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0.127cm" svg:height="1.651cm" draw:transform="rotate (2.44346095279206) translate (9.978cm 18.244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0.127cm" svg:height="1.651cm" draw:transform="rotate (2.79252680319093) translate (10.237cm 18.37cm)">
          <text:p/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1.397cm" svg:height="1.397cm" svg:x="9.763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71" draw:display-name="Transparency 171" draw:style="linear" draw:start="100%" draw:end="0%" draw:angle="900" draw:border="0%"/>
    <draw:opacity draw:name="Transparency_20_175" draw:display-name="Transparency 175" draw:style="linear" draw:start="100%" draw:end="0%" draw:angle="2700" draw:border="0%"/>
    <draw:opacity draw:name="Transparency_20_41" draw:display-name="Transparency 41" draw:style="linear" draw:start="0%" draw:end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07:36:09.914977444</meta:creation-date>
    <dc:date>2020-02-20T18:39:33.024419577</dc:date>
    <meta:editing-duration>PT31M56S</meta:editing-duration>
    <meta:editing-cycles>8</meta:editing-cycles>
    <meta:generator>LibreOffice/5.1.6.2$Linux_X86_64 LibreOffice_project/10m0$Build-2</meta:generator>
    <meta:document-statistic meta:object-count="350"/>
  </office:meta>
</office:document-meta>
</file>